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2000005DEDDD5D96B8BAE5B23.jpg" manifest:media-type="image/jpeg"/>
  <manifest:file-entry manifest:full-path="Pictures/10000000000007D2000005DEB9D045FFA3BDE0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grid1-subtitle">
      <style:graphic-properties draw:fill-color="#ffffff" fo:min-height="12.18cm"/>
      <style:paragraph-properties style:writing-mode="lr-tb"/>
    </style:style>
    <style:style style:name="pr2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Zad1Treść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1.</text:p>
            <text:p>Znajdź narzędzia dostępności na stronie, a nastpenie wybierz największy rozmiar czcionki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2.</text:p>
            <text:p>Znajdź listę filmów. Znajdź opcję filtrowania po gatunku. Znajdź gatunek Horror, a następnie go zastosuj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3.</text:p>
            <text:p>Znajdź formularz kontaktowy na stronie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4.</text:p>
            <text:p>Znajdź szczegóły filmu pt. “Nad-ciśnienie”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5.</text:p>
            <text:p>Wyszukaj przycisk do dodawania komentarza na stronie szczegółów filmu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loext:opacity="100%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loext:opacity="100%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loext:opacity="100%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B9D045FFA3BDE071.jpg" xlink:type="simple" xlink:show="embed" xlink:actuate="onLoad" draw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DDD5D96B8BAE5B23.jpg" xlink:type="simple" xlink:show="embed" xlink:actuate="onLoad" draw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1T21:51:45.068821662</meta:creation-date>
    <meta:editing-duration>PT52M3S</meta:editing-duration>
    <meta:editing-cycles>5</meta:editing-cycles>
    <meta:generator>LibreOffice/7.3.7.2$Linux_X86_64 LibreOffice_project/30$Build-2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3-12-02T00:51:12.785767409</dc:date>
    <meta:document-statistic meta:object-count="50"/>
    <meta:user-defined meta:name="License">BSD (http://templates.services.openoffice.org/bsd-license)</meta:user-defined>
  </office:meta>
</office:document-meta>
</file>